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905fd" officeooo:paragraph-rsid="001905fd"/>
    </style:style>
    <style:style style:name="T1" style:family="text">
      <style:text-properties officeooo:rsid="00193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are tasked in morgue to relive the lives of four people from rural America.</text:p>
      <text:p text:style-name="P1"/>
      <text:p text:style-name="P1">1) Gas Station Attendant <text:span text:style-name="T1">(15 minutes?)</text:span>:</text:p>
      <text:p text:style-name="P1"><text:tab/>-This serves as an intro to our town, a peek into the looking glass. You work through your shift <text:tab/>running into various characters from the other stories which all culminates in you coming out to <text:tab/>the disaster.</text:p>
      <text:p text:style-name="P1"/>
      <text:p text:style-name="P1">2) <text:span text:style-name="T1">Young Married Woman (10 Minutes)</text:span></text:p>
      <text:p text:style-name="P1"/>
      <text:p text:style-name="P1">3) Visiting Corn Silo Safety Inspector <text:span text:style-name="T1">(15 Minutes?)</text:span>:</text:p>
      <text:p text:style-name="P1"><text:tab/>-You tour a corn processing plant and slowly start to notice the town’s “quirks”.</text:p>
      <text:p text:style-name="P1"/>
      <text:p text:style-name="P1">4) Gay Older Brother <text:span text:style-name="T1">(20 minutes?)</text:span>:</text:p>
      <text:p text:style-name="P1"><text:tab/>-Your brother goes for a walk at night, you are tasked with finding him and slowly uncover the <text:tab/>town’s secre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3:26:57.771000000</meta:creation-date>
    <dc:date>2024-10-06T13:46:05.585000000</dc:date>
    <meta:editing-duration>PT8M43S</meta:editing-duration>
    <meta:editing-cycles>1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8" meta:word-count="112" meta:character-count="645" meta:non-whitespace-character-count="535"/>
  </office:meta>
</office:document-meta>
</file>